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4" style:family="paragraph" style:parent-style-name="Standard" style:master-page-name="PM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" style:family="text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2" style:family="text"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T3" style:family="text">
      <style:text-properties fo:color="#000000"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ags einlesen als ANSI WR/ZC</text:p>
      <text:p text:style-name="P5"/>
      <text:p text:style-name="P5"/>
      <text:p text:style-name="P6">main</text:p>
      <text:p text:style-name="P5"/>
      <text:p text:style-name="P5">Header raus</text:p>
      <text:p text:style-name="P5">==&gt; &lt;body bgcolor="#FFFFFF"&gt;</text:p>
      <text:p text:style-name="P5"/>
      <text:p text:style-name="P2"><text:span text:style-name="T2">&lt;@1 fliess kursiv&gt; ... &lt;@$p&gt; <text:s/>==&gt;<text:tab/>&lt;i&gt; ... &lt;/i&gt;</text:span></text:p>
      <text:p text:style-name="P5"/>
      <text:p text:style-name="P2"><text:span text:style-name="T2">&lt;@3 hoch fliess&gt;46&lt;@$p&gt; == FNNummern </text:span></text:p>
      <text:p text:style-name="P5">==&gt; [&lt;a href="Fuss_Tag1.html#46" target="fuss"&gt;46&lt;/a&gt;]</text:p>
      <text:p text:style-name="P5"/>
      <text:p text:style-name="P2"><text:span text:style-name="T2">@2 <text:s/>ZÜ 3:Autorinnen == Zwischenüberschrift 3 ==&gt; &lt;h3&gt; ... &lt;/h3&gt;</text:span></text:p>
      <text:p text:style-name="P5"/>
      <text:p text:style-name="P2"><text:span text:style-name="T2">@1 fliesskursiv Zitat:...[RTN] </text:span></text:p>
      <text:p text:style-name="P5">==&gt; &lt;blockquote&gt;&lt;p&gt;...&lt;/p&gt;&lt;/blockquote&gt;</text:p>
      <text:p text:style-name="P5"/>
      <text:p text:style-name="P2"><text:span text:style-name="T2">&lt;\!q&gt; ==&gt; Leerzeichen</text:span></text:p>
      <text:p text:style-name="P5"/>
      <text:p text:style-name="P2"><text:span text:style-name="T2">&lt;\!q&gt; == Leerzeichen in Tausenderstellen ==&gt; .</text:span></text:p>
      <text:p text:style-name="P5"/>
      <text:p text:style-name="P5">[RTN] ==&gt; &lt;/p&gt;&lt;p&gt; ... &lt;/p&gt;</text:p>
      <text:p text:style-name="P5"/>
      <text:p text:style-name="P2"><text:span text:style-name="T2">&lt;@6 Caps&gt;(Love 6/2000)&lt;@$p&gt; == Müll</text:span></text:p>
      <text:p text:style-name="P2"><text:span text:style-name="T2">@1 fliess ohne: [RTN] == ohne Einzug</text:span></text:p>
      <text:p text:style-name="P2"><text:span text:style-name="T2">@1 fliess mit: == mit Einzug</text:span></text:p>
      <text:p text:style-name="P2"><text:span text:style-name="T2">&lt;\n&gt; == Müll</text:span></text:p>
      <text:p text:style-name="P2"><text:span text:style-name="T2">&lt;\h&gt; == Müll</text:span></text:p>
      <text:p text:style-name="P2"><text:span text:style-name="T2">&lt;t-1&gt; == Müll</text:span></text:p>
      <text:p text:style-name="P2"><text:span text:style-name="T2">&lt;t$&gt; <text:s/>== Müll</text:span></text:p>
      <text:p text:style-name="P5"/>
      <text:p text:style-name="P5"/>
      <text:p text:style-name="P5"/>
      <text:p text:style-name="P6">fuss</text:p>
      <text:p text:style-name="P5"/>
      <text:p text:style-name="P5">Header raus</text:p>
      <text:p text:style-name="P5">==&gt; &lt;body bgcolor="#FFFFFF"&gt;</text:p>
      <text:p text:style-name="P5"/>
      <text:p text:style-name="P2"><text:span text:style-name="T2">@3 Fussnoten:46[TAB (= 5 Leerzeichen in html)]&lt;\i&gt;...</text:span></text:p>
      <text:p text:style-name="P2"><text:span text:style-name="T2">47[TAB]&lt;\i&gt;...</text:span></text:p>
      <text:p text:style-name="P2"><text:span text:style-name="T2">48[TAB]&lt;\i&gt;...</text:span></text:p>
      <text:p text:style-name="P5">==&gt;</text:p>
      <text:p text:style-name="P5">&lt;p&gt;&lt;a name="46"&gt;&lt;/a&gt;46 ... &lt;/p&gt;</text:p>
      <text:p text:style-name="P5"/>
      <text:p text:style-name="P5">ð...Ð</text:p>
      <text:p text:style-name="P5">==&gt; ›...‹</text:p>
      <text:p text:style-name="P5"/>
      <text:p text:style-name="P5">http://... (suchen bis Wortende)</text:p>
      <text:p text:style-name="P5"><text:soft-page-break/>==&gt; &lt;a href="http://..." target="_blank"&gt;http://...&lt;/a&gt;</text:p>
      <text:p text:style-name="P5"/>
      <text:p text:style-name="P5">am Schluß 3 Leerzeilen einfüg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>
      <style:footer>
        <text:p text:style-name="MP1"><text:page-number style:num-format="1" text:select-page="current">2</text:page-number></text:p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MacOSX_X86_64 LibreOffice_project/a22f674fd25a3b6f45bdebf25400ed2adff0ff99</meta:generator>
    <meta:document-statistic meta:table-count="0" meta:image-count="0" meta:object-count="0" meta:page-count="2" meta:paragraph-count="34" meta:word-count="126" meta:character-count="874" meta:non-whitespace-character-count="777"/>
  </office:meta>
</office:document-meta>
</file>